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16pt" fo:font-weight="bold" officeooo:rsid="001ef14b" officeooo:paragraph-rsid="001ef14b" style:font-size-asian="14pt" style:font-weight-asian="bold" style:font-size-complex="16pt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officeooo:rsid="001ef14b" officeooo:paragraph-rsid="0022056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fo:font-style="normal" style:text-underline-style="none" fo:font-weight="normal" officeooo:rsid="002384c3" officeooo:paragraph-rsid="002384c3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fo:font-style="normal" style:text-underline-style="none" fo:font-weight="normal" officeooo:rsid="0025767d" officeooo:paragraph-rsid="0025767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fo:font-size="12pt" fo:font-style="normal" style:text-underline-style="none" fo:font-weight="normal" officeooo:rsid="00266355" officeooo:paragraph-rsid="0026635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200%" fo:text-align="start" style:justify-single-word="false"/>
      <style:text-properties fo:font-size="12pt" fo:font-style="normal" style:text-underline-style="none" fo:font-weight="normal" officeooo:rsid="00272635" officeooo:paragraph-rsid="0027263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200%" fo:text-align="start" style:justify-single-word="false"/>
      <style:text-properties fo:font-size="12pt" fo:font-style="normal" style:text-underline-style="none" fo:font-weight="normal" officeooo:rsid="0027a163" officeooo:paragraph-rsid="0027a16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200%" fo:text-align="start" style:justify-single-word="false"/>
      <style:text-properties fo:font-size="12pt" fo:font-style="normal" style:text-underline-style="none" fo:font-weight="normal" officeooo:rsid="002e92f9" officeooo:paragraph-rsid="002e92f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200%" fo:text-align="start" style:justify-single-word="false"/>
      <style:text-properties fo:font-size="12pt" fo:font-style="normal" style:text-underline-style="none" fo:font-weight="bold" officeooo:rsid="0028d979" officeooo:paragraph-rsid="0028d979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line-height="200%" fo:text-align="start" style:justify-single-word="false"/>
      <style:text-properties fo:font-size="12pt" fo:font-style="normal" style:text-underline-style="none" fo:font-weight="bold" officeooo:rsid="002cffa4" officeooo:paragraph-rsid="002cffa4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line-height="200%"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2384c3" officeooo:paragraph-rsid="002384c3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line-height="200%"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25767d" officeooo:paragraph-rsid="0025767d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line-height="200%"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266355" officeooo:paragraph-rsid="00266355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line-height="200%"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272635" officeooo:paragraph-rsid="00272635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line-height="200%"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27a163" officeooo:paragraph-rsid="0027a163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line-height="200%"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28d979" officeooo:paragraph-rsid="0028d979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line-height="200%" fo:text-align="start" style:justify-single-word="false"/>
      <style:text-properties fo:font-size="12pt" fo:font-style="italic" style:text-underline-style="solid" style:text-underline-width="auto" style:text-underline-color="font-color" fo:font-weight="bold" officeooo:rsid="002b34e2" officeooo:paragraph-rsid="002b34e2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line-height="200%" fo:text-align="start" style:justify-single-word="false"/>
      <style:text-properties fo:font-size="12pt" fo:font-style="italic" style:text-underline-style="solid" style:text-underline-width="auto" style:text-underline-color="font-color" fo:font-weight="bold" officeooo:rsid="002cffa4" officeooo:paragraph-rsid="002cffa4" style:font-size-asian="10.5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line-height="200%" fo:text-align="start" style:justify-single-word="false"/>
      <style:text-properties fo:font-size="12pt" fo:font-style="italic" style:text-underline-style="solid" style:text-underline-width="auto" style:text-underline-color="font-color" fo:font-weight="bold" officeooo:rsid="002e92f9" officeooo:paragraph-rsid="002e92f9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22056d"/>
    </style:style>
    <style:style style:name="T2" style:family="text">
      <style:text-properties fo:font-style="italic" style:text-underline-style="solid" style:text-underline-width="auto" style:text-underline-color="font-color" officeooo:rsid="002384c3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 fo:font-weight="bold" officeooo:rsid="00279eea" style:font-weight-asian="bold" style:font-weight-complex="bold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5767d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  <style:style style:name="T9" style:family="text">
      <style:text-properties officeooo:rsid="00279eea"/>
    </style:style>
    <style:style style:name="T10" style:family="text">
      <style:text-properties officeooo:rsid="0028d97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9ac5a" style:font-weight-asian="normal" style:font-weight-complex="normal"/>
    </style:style>
    <style:style style:name="T13" style:family="text">
      <style:text-properties officeooo:rsid="002eee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vert Comms Notes</text:p>
      <text:p text:style-name="P2"><text:tab/></text:p>
      <text:p text:style-name="P2">- <text:span text:style-name="T1">transmitting info through networks in ways that hide the fact that comms are taking place</text:span></text:p>
      <text:p text:style-name="P2">- <text:s/><text:span text:style-name="T2">Where to Hide Data?</text:span></text:p>
      <text:p text:style-name="P3"><text:tab/>-covert timing patterns – <text:span text:style-name="T6">agreed upon a time, time span can signify data being communicated</text:span></text:p>
      <text:p text:style-name="P3"><text:tab/>-covert storage patterns – <text:span text:style-name="T6">hide data in unexpected places</text:span></text:p>
      <text:p text:style-name="P3">- often passed in plain sight</text:p>
      <text:p text:style-name="P3">-encryption can signify importance of message, notify that comms are taking place</text:p>
      <text:p text:style-name="P3"><text:tab/>-encryption can be suspicious, flawed, attributable, can leak sensitive info</text:p>
      <text:p text:style-name="P3">- we want to hide the fact that comms take place completely</text:p>
      <text:p text:style-name="P11">-Use Cases:</text:p>
      <text:p text:style-name="P3"><text:tab/>-exfil data, stealth, malware, bypass filters+firewalls</text:p>
      <text:p text:style-name="P11">How?</text:p>
      <text:p text:style-name="P3"><text:tab/>-create misuse within scope of protocol RFC</text:p>
      <text:p text:style-name="P3"><text:tab/>-encapsulate banned protocols wi<text:span text:style-name="T6">t</text:span>hin allowed ones (TCP → HTTP)</text:p>
      <text:p text:style-name="P12">Types of Covert Channels:</text:p>
      <text:p text:style-name="P4">- storage vs timing</text:p>
      <text:p text:style-name="P4">- network vs local</text:p>
      <text:p text:style-name="P4">- active vs piggyback (use existing channels, modify data)</text:p>
      <text:p text:style-name="P4">- structured (headers) vs unstructured (data fields)</text:p>
      <text:p text:style-name="P4">- best depends on use case</text:p>
      <text:p text:style-name="P13">URG Pointer:</text:p>
      <text:p text:style-name="P5">- field in TCP packet</text:p>
      <text:p text:style-name="P5">- can use to store our data for comms</text:p>
      <text:p text:style-name="P5"><text:soft-page-break/>- 32-bit word</text:p>
      <text:p text:style-name="P13">Padding &amp; Reserved Bits:</text:p>
      <text:p text:style-name="P5">- any spot that is not being used</text:p>
      <text:p text:style-name="P5">- 1<text:span text:style-name="T7">st</text:span> bit of IP flags (evil bit)</text:p>
      <text:p text:style-name="P5">- IP options, 4 reserved bits of TCP header, TCP options</text:p>
      <text:p text:style-name="P5">- simple, easy, but low bandwidth compared to URG pointer</text:p>
      <text:p text:style-name="P13">IP type of service:<text:line-break/><text:span text:style-name="T4">- not really used</text:span></text:p>
      <text:p text:style-name="P13"><text:span text:style-name="T4">-simple, easy, but easy to see</text:span></text:p>
      <text:p text:style-name="P13">Initial Sequence Number:</text:p>
      <text:p text:style-name="P5">- seq. Numbers used to index TCP packets</text:p>
      <text:p text:style-name="P5">- initial number should be random to prevent TCP session spoofing, hijacking, poisoning</text:p>
      <text:p text:style-name="P5">- every other packet is seq. Number + 1</text:p>
      <text:p text:style-name="P5">- hide data in initial sequence number, 32 bits per TCP connection</text:p>
      <text:p text:style-name="P5">- ‘impossible’ to detect</text:p>
      <text:p text:style-name="P5">- difiicult to prevent, moderate difficulty to implement</text:p>
      <text:p text:style-name="P5">- if you do too much, it will be slow and obvious, especially in wireshark</text:p>
      <text:p text:style-name="P14">Timing Channels:</text:p>
      <text:p text:style-name="P6">- passes info by using the speed at which things happen</text:p>
      <text:p text:style-name="P6">- use normal and accepted methods but abnormal or specific times</text:p>
      <text:p text:style-name="P6">- heavy/light use of a shared resource</text:p>
      <text:p text:style-name="P6">- hard to detect + prevent + implement</text:p>
      <text:p text:style-name="P6"><text:tab/><text:span text:style-name="T3">Examples:</text:span></text:p>
      <text:p text:style-name="P6"><text:tab/>-<text:span text:style-name="T9">DNS requests (allowed through most firewalls)</text:span></text:p>
      <text:p text:style-name="P6"><text:tab/><text:tab/>-<text:span text:style-name="T9">can use to request weird domains, get them resolved to an IP or B64 encoding txt</text:span></text:p>
      <text:p text:style-name="P6"><text:soft-page-break/><text:tab/><text:tab/>-<text:span text:style-name="T9">can also use the text files to return data</text:span></text:p>
      <text:p text:style-name="P6"><text:tab/><text:tab/>-<text:span text:style-name="T9">might need cache poisoning</text:span></text:p>
      <text:p text:style-name="P6"><text:tab/>-<text:span text:style-name="T9">Internet Control Message Protocol (ICMP)</text:span></text:p>
      <text:p text:style-name="P6"><text:tab/><text:tab/>-<text:span text:style-name="T9">ping commands, can attach data to it</text:span></text:p>
      <text:p text:style-name="P15">Steganography:</text:p>
      <text:p text:style-name="P7">- hiding messages in images, text files, etc</text:p>
      <text:p text:style-name="P7">- replace LSB of color w message data in pixel code</text:p>
      <text:p text:style-name="P7">- ‘steg analysis’</text:p>
      <text:p text:style-name="P7"/>
      <text:p text:style-name="P7"/>
      <text:p text:style-name="P7">------------------------------------------------<text:span text:style-name="T10">DAY 2-------------------------------------------------</text:span></text:p>
      <text:p text:style-name="P16">Casual vs Dedicated Observer:</text:p>
      <text:p text:style-name="P9">Casual – <text:span text:style-name="T11">not actively looking for hidden channels, only fix when breaks, easy to fool</text:span></text:p>
      <text:p text:style-name="P9">Dedicated – <text:span text:style-name="T11">advanced network defender, proactive, channel must work even if observer knows it’s there, </text:span><text:span text:style-name="T12">can use covert channels along with encryption</text:span></text:p>
      <text:p text:style-name="P9"><text:span text:style-name="T12"/></text:p>
      <text:p text:style-name="P17"><text:span text:style-name="T12">M</text:span><text:span text:style-name="T11">etrics: </text:span><text:span text:style-name="T5">bandwidth(bits/sec, bits/packet, etc), detection/detectability, permissibility, prevention, difficulty</text:span></text:p>
      <text:p text:style-name="P18"><text:span text:style-name="T11">Evaluating Covert Channels:</text:span></text:p>
      <text:p text:style-name="P10"><text:span text:style-name="T11">- categorize based on patterns → timing/storage, struct/unstruct, etc.</text:span></text:p>
      <text:p text:style-name="P10"><text:span text:style-name="T11"><text:tab/>-most channels fall within only a few patters/categories</text:span></text:p>
      <text:p text:style-name="P10"><text:span text:style-name="T11"><text:tab/>-70% in 4 patterns, all of them in 11 patterns</text:span></text:p>
      <text:p text:style-name="P10"><text:span text:style-name="T11"/></text:p>
      <text:p text:style-name="P19">Detection:</text:p>
      <text:p text:style-name="P8">- firewalls: packet vs stateful vs applications</text:p>
      <text:p text:style-name="P8"><text:soft-page-break/>- intrusion detection systems: automate, analyze, alert</text:p>
      <text:p text:style-name="P8">- intrusion prevention systems: automate, alert, block, SNORT/NIDS</text:p>
      <text:p text:style-name="P8">- moloch: analysis tool</text:p>
      <text:p text:style-name="P8">- signatures vs heuristics vs patterns</text:p>
      <text:p text:style-name="P8">- <text:span text:style-name="T13">difficult for humans, get AI to automate detection</text:span></text:p>
      <text:p text:style-name="P8"><text:tab/>-<text:span text:style-name="T13">ML, traffic normalization, stats, anomaly detection tools (web tap, tunnel hunter)</text:span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13:00:42.184502740</meta:creation-date>
    <dc:date>2023-07-18T11:29:14.254812528</dc:date>
    <meta:editing-duration>PT18H44M49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4" meta:paragraph-count="73" meta:word-count="534" meta:character-count="3349" meta:non-whitespace-character-count="2862"/>
  </office:meta>
</office:document-meta>
</file>